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Arrowheads_20_1" draw:marker-end-width="0.352cm" draw:fill="none" draw:fill-color="#939090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="Arrowheads_20_2" draw:marker-end-width="0.352cm" draw:fill="none" draw:fill-color="#939090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="Arrowheads_20_4" draw:marker-end-width="0.352cm" draw:fill="none" draw:fill-color="#939090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color="#000000" draw:fill="solid" draw:fill-color="#000000" draw:textarea-vertical-align="middle" fo:min-height="1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="none" draw:fill-color="#ffffff" fo:min-height="0.297cm" fo:padding-top="0.12cm" fo:padding-bottom="0.12cm" fo:padding-left="0.245cm" fo:padding-right="0.2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P1" style:family="paragraph">
      <loext:graphic-properties draw:fill="none" draw:fill-color="#939090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 draw:fill-color="#000000"/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6pt" fo:font-style="italic" style:font-size-asian="6pt" style:font-style-asian="italic" style:font-size-complex="6pt" style:font-style-complex="italic"/>
    </style:style>
    <style:style style:name="P5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6" style:family="paragraph">
      <style:text-properties fo:font-size="8pt" style:text-underline-style="solid" style:text-underline-width="auto" style:text-underline-color="font-color" style:font-size-asian="8pt" style:font-size-complex="8pt"/>
    </style:style>
    <style:style style:name="P7" style:family="paragraph">
      <loext:graphic-properties draw:fill="none" draw:fill-color="#ffffff"/>
      <style:text-properties fo:font-size="8pt" style:text-underline-style="solid" style:text-underline-width="auto" style:text-underline-color="font-color" style:font-size-asian="8pt" style:font-size-complex="8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00" loext:opacity="100%" fo:font-size="12pt" style:font-size-asian="12pt" style:font-size-complex="12pt"/>
    </style:style>
    <style:style style:name="T3" style:family="text">
      <style:text-properties fo:color="#00ffff" loext:opacity="100%" fo:font-size="8pt" style:font-size-asian="8pt" style:font-size-complex="8pt"/>
    </style:style>
    <style:style style:name="T4" style:family="text">
      <style:text-properties fo:font-size="6pt" fo:font-style="italic" style:font-size-asian="6pt" style:font-style-asian="italic" style:font-size-complex="6pt" style:font-style-complex="italic"/>
    </style:style>
    <style:style style:name="T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2.65cm" svg:x2="12cm" svg:y2="2.65cm">
          <text:p/>
        </draw:line>
        <draw:line draw:style-name="gr2" draw:text-style-name="P1" draw:layer="layout" svg:x1="8cm" svg:y1="5.65cm" svg:x2="6cm" svg:y2="3.9cm">
          <text:p/>
        </draw:line>
        <draw:line draw:style-name="gr3" draw:text-style-name="P1" draw:layer="layout" svg:x1="12.25cm" svg:y1="4.15cm" svg:x2="10.75cm" svg:y2="5.65cm">
          <text:p/>
        </draw:line>
        <draw:frame draw:style-name="gr4" draw:text-style-name="P3" draw:layer="layout" svg:width="3cm" svg:height="1.75cm" svg:x="7.75cm" svg:y="5.4cm">
          <draw:text-box draw:corner-radius="0.5cm">
            <text:p text:style-name="P2"><text:span text:style-name="T1">Hinterhand</text:span></text:p>
            <text:p text:style-name="P2"><text:span text:style-name="T2">geben</text:span></text:p>
            <text:p text:style-name="P2"><text:span text:style-name="T3">weitersagen</text:span></text:p>
          </draw:text-box>
        </draw:frame>
        <draw:frame draw:style-name="gr4" draw:text-style-name="P3" draw:layer="layout" svg:width="3cm" svg:height="1.75cm" svg:x="12.05cm" svg:y="2.4cm">
          <draw:text-box draw:corner-radius="0.5cm">
            <text:p text:style-name="P2"><text:span text:style-name="T1">Mittelhand</text:span></text:p>
            <text:p text:style-name="P2"><text:span text:style-name="T2">sagen</text:span></text:p>
          </draw:text-box>
        </draw:frame>
        <draw:frame draw:style-name="gr4" draw:text-style-name="P3" draw:layer="layout" svg:width="3cm" svg:height="1.75cm" svg:x="3cm" svg:y="2.4cm">
          <draw:text-box draw:corner-radius="0.5cm">
            <text:p text:style-name="P2"><text:span text:style-name="T1">Vorderhand</text:span></text:p>
            <text:p text:style-name="P2"><text:span text:style-name="T2">hören</text:span></text:p>
          </draw:text-box>
        </draw:frame>
        <draw:frame draw:style-name="gr5" draw:text-style-name="P5" draw:layer="layout" svg:width="2.75cm" svg:height="1.441cm" svg:x="3.2cm" svg:y="4.05cm">
          <draw:text-box>
            <text:p text:style-name="P4"><text:span text:style-name="T4">- spielt aus / beginnt</text:span></text:p>
            <text:p text:style-name="P4"><text:span text:style-name="T4">- sitzt links vom Geber</text:span></text:p>
            <text:p text:style-name="P4"><text:span text:style-name="T4">- wird bei der nächsten Runde zum Geber/Hinterhand</text:span></text:p>
          </draw:text-box>
        </draw:frame>
        <draw:frame draw:style-name="gr6" draw:text-style-name="P5" draw:layer="layout" svg:width="3.15cm" svg:height="0.727cm" svg:x="12.15cm" svg:y="4.073cm">
          <draw:text-box>
            <text:p text:style-name="P4"><text:span text:style-name="T4">- sitzt rechts vom Geber</text:span></text:p>
            <text:p text:style-name="P4"><text:span text:style-name="T4">- hebt das Deck ab</text:span></text:p>
          </draw:text-box>
        </draw:frame>
        <draw:frame draw:style-name="gr7" draw:text-style-name="P7" draw:layer="layout" svg:width="2.494cm" svg:height="0.877cm" draw:transform="rotate (-0.159872159482682) translate (7.973cm 3.423cm)">
          <draw:text-box>
            <text:p text:style-name="P6"><text:span text:style-name="T5">Alles immer im </text:span><text:span text:style-name="T5">Uhrzeigersinn</text:span></text:p>
          </draw:text-box>
        </draw:frame>
        <draw:frame draw:style-name="gr8" draw:text-style-name="P9" draw:layer="layout" svg:width="12cm" svg:height="3.284cm" svg:x="3.75cm" svg:y="8.5cm">
          <draw:text-box>
            <text:p text:style-name="P8"><text:span text:style-name="T6">Berechnung der </text:span><text:span text:style-name="T6">Reiz-Werte</text:span></text:p>
            <text:p text:style-name="P8"><text:span text:style-name="T7">Man kann in der </text:span><text:span text:style-name="T7">folgenden </text:span><text:span text:style-name="T7">Zahlenfolge bei </text:span><text:span text:style-name="T7">der Punkte-</text:span><text:span text:style-name="T7">Auktion reizen:</text:span></text:p>
            <text:p text:style-name="P8"><text:span text:style-name="T8">18-20-22-23-24-</text:span><text:span text:style-name="T8">27-30-33-35-36-</text:span><text:span text:style-name="T8">40-44-45-46-48-</text:span><text:span text:style-name="T8">50-54-55-59-60-</text:span><text:span text:style-name="T8">63-66-70-72-77-</text:span><text:span text:style-name="T8">80-81-84-88-90-</text:span><text:span text:style-name="T8">96-99-100-108-</text:span><text:span text:style-name="T8">110-117-120-121-</text:span><text:span text:style-name="T8">126-130-132-135-</text:span><text:span text:style-name="T8">140-143-144-150-</text:span><text:span text:style-name="T8">153-154-156-160-</text:span><text:span text:style-name="T8">162-165-168-170-</text:span><text:span text:style-name="T8">176-180-187-192-</text:span><text:span text:style-name="T8">198-204-216-240-</text:span><text:span text:style-name="T8">264</text:span></text:p>
            <text:p text:style-name="P8"><text:span text:style-name="T8"/></text:p>
            <text:p text:style-name="P8"><text:span text:style-name="T9">Quelle: </text:span><text:span text:style-name="T9">https://www.abenteuerfr</text:span><text:span text:style-name="T9">eundschaft.de/skat-</text:span><text:span text:style-name="T9">vollstaendig-erklaert/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ohannes Wuelk</meta:initial-creator>
    <meta:creation-date>2021-01-28T02:06:49.861097491</meta:creation-date>
    <dc:date>2021-01-28T02:59:16.055058342</dc:date>
    <dc:creator>Johannes Wuelk</dc:creator>
    <meta:editing-duration>PT17M21S</meta:editing-duration>
    <meta:editing-cycles>2</meta:editing-cycles>
    <meta:generator>LibreOffice/7.0.4.2$Linux_X86_64 LibreOffice_project/00$Build-2</meta:generator>
    <meta:document-statistic meta:object-count="10"/>
  </office:meta>
</office:document-meta>
</file>